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138.39pt"/>
    </style:style>
    <style:style style:name="co8" style:family="table-column">
      <style:table-column-properties fo:break-before="auto" style:column-width="1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9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4" style:family="table-cell" style:parent-style-name="Default">
      <style:table-cell-properties fo:border="0.99pt solid #000000"/>
    </style:style>
    <style:style style:name="ce4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47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48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49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5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1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2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53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54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5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6" style:family="table-cell" style:parent-style-name="Pivot_20_Table_20_Corner">
      <style:table-cell-properties fo:border-bottom="none" fo:border-left="none" fo:border-right="none" fo:border-top="2.01pt solid #000000"/>
    </style:style>
    <style:style style:name="ce57" style:family="table-cell" style:parent-style-name="Pivot_20_Table_20_Value" style:data-style-name="N2"/>
    <style:style style:name="ce58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60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61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62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63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64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5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in runtime</text:p>
          </table:table-cell>
          <table:table-cell office:value-type="string" calcext:value-type="string">
            <text:p>LUT runtime</text:p>
          </table:table-cell>
          <table:table-cell office:value-type="string" calcext:value-type="string">
            <text:p>Performance improvemen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6256.3" calcext:value-type="float">
            <text:p>6256.3</text:p>
          </table:table-cell>
          <table:table-cell office:value-type="float" office:value="1976.5" calcext:value-type="float">
            <text:p>1976.5</text:p>
          </table:table-cell>
          <table:table-cell table:formula="of:=[.C2]/[.D2]" office:value-type="float" office:value="3.16534277763724" calcext:value-type="float">
            <text:p>3.17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4442.9" calcext:value-type="float">
            <text:p>4442.9</text:p>
          </table:table-cell>
          <table:table-cell office:value-type="float" office:value="1397.8" calcext:value-type="float">
            <text:p>1397.8</text:p>
          </table:table-cell>
          <table:table-cell table:formula="of:=[.C3]/[.D3]" office:value-type="float" office:value="3.17849477750751" calcext:value-type="float">
            <text:p>3.18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4699.2" calcext:value-type="float">
            <text:p>4699.2</text:p>
          </table:table-cell>
          <table:table-cell office:value-type="float" office:value="1441.4" calcext:value-type="float">
            <text:p>1441.4</text:p>
          </table:table-cell>
          <table:table-cell table:formula="of:=[.C4]/[.D4]" office:value-type="float" office:value="3.26016372970723" calcext:value-type="float">
            <text:p>3.26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4822.1" calcext:value-type="float">
            <text:p>4822.1</text:p>
          </table:table-cell>
          <table:table-cell office:value-type="float" office:value="1479.6" calcext:value-type="float">
            <text:p>1479.6</text:p>
          </table:table-cell>
          <table:table-cell table:formula="of:=[.C5]/[.D5]" office:value-type="float" office:value="3.25905650175723" calcext:value-type="float">
            <text:p>3.26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5618.9" calcext:value-type="float">
            <text:p>5618.9</text:p>
          </table:table-cell>
          <table:table-cell office:value-type="float" office:value="1472.5" calcext:value-type="float">
            <text:p>1472.5</text:p>
          </table:table-cell>
          <table:table-cell table:formula="of:=[.C6]/[.D6]" office:value-type="float" office:value="3.81589134125637" calcext:value-type="float">
            <text:p>3.82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1876.8" calcext:value-type="float">
            <text:p>1876.8</text:p>
          </table:table-cell>
          <table:table-cell office:value-type="float" office:value="1527.8" calcext:value-type="float">
            <text:p>1527.8</text:p>
          </table:table-cell>
          <table:table-cell table:formula="of:=[.C7]/[.D7]" office:value-type="float" office:value="1.22843304097395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1845.8" calcext:value-type="float">
            <text:p>1845.8</text:p>
          </table:table-cell>
          <table:table-cell office:value-type="float" office:value="1804.2" calcext:value-type="float">
            <text:p>1804.2</text:p>
          </table:table-cell>
          <table:table-cell table:formula="of:=[.C8]/[.D8]" office:value-type="float" office:value="1.02305731071943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2094.4" calcext:value-type="float">
            <text:p>2094.4</text:p>
          </table:table-cell>
          <table:table-cell office:value-type="float" office:value="1529.1" calcext:value-type="float">
            <text:p>1529.1</text:p>
          </table:table-cell>
          <table:table-cell table:formula="of:=[.C9]/[.D9]" office:value-type="float" office:value="1.36969459158982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1780.1" calcext:value-type="float">
            <text:p>1780.1</text:p>
          </table:table-cell>
          <table:table-cell office:value-type="float" office:value="1385.5" calcext:value-type="float">
            <text:p>1385.5</text:p>
          </table:table-cell>
          <table:table-cell table:formula="of:=[.C10]/[.D10]" office:value-type="float" office:value="1.28480692890653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1807.9" calcext:value-type="float">
            <text:p>1807.9</text:p>
          </table:table-cell>
          <table:table-cell office:value-type="float" office:value="1400.1" calcext:value-type="float">
            <text:p>1400.1</text:p>
          </table:table-cell>
          <table:table-cell table:formula="of:=[.C11]/[.D11]" office:value-type="float" office:value="1.29126490964931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493.2" calcext:value-type="float">
            <text:p>1493.2</text:p>
          </table:table-cell>
          <table:table-cell office:value-type="float" office:value="1371.7" calcext:value-type="float">
            <text:p>1371.7</text:p>
          </table:table-cell>
          <table:table-cell table:formula="of:=[.C12]/[.D12]" office:value-type="float" office:value="1.08857621928993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525.8" calcext:value-type="float">
            <text:p>1525.8</text:p>
          </table:table-cell>
          <table:table-cell office:value-type="float" office:value="955.9" calcext:value-type="float">
            <text:p>955.9</text:p>
          </table:table-cell>
          <table:table-cell table:formula="of:=[.C13]/[.D13]" office:value-type="float" office:value="1.59619207030024" calcext:value-type="float">
            <text:p>1.60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502.7" calcext:value-type="float">
            <text:p>1502.7</text:p>
          </table:table-cell>
          <table:table-cell office:value-type="float" office:value="1393.4" calcext:value-type="float">
            <text:p>1393.4</text:p>
          </table:table-cell>
          <table:table-cell table:formula="of:=[.C14]/[.D14]" office:value-type="float" office:value="1.07844122290799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522" calcext:value-type="float">
            <text:p>1522.0</text:p>
          </table:table-cell>
          <table:table-cell office:value-type="float" office:value="1049.5" calcext:value-type="float">
            <text:p>1049.5</text:p>
          </table:table-cell>
          <table:table-cell table:formula="of:=[.C15]/[.D15]" office:value-type="float" office:value="1.45021438780372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593.4" calcext:value-type="float">
            <text:p>1593.4</text:p>
          </table:table-cell>
          <table:table-cell office:value-type="float" office:value="1409" calcext:value-type="float">
            <text:p>1409.0</text:p>
          </table:table-cell>
          <table:table-cell table:formula="of:=[.C16]/[.D16]" office:value-type="float" office:value="1.13087295954578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912.9" calcext:value-type="float">
            <text:p>912.9</text:p>
          </table:table-cell>
          <table:table-cell office:value-type="float" office:value="488.6" calcext:value-type="float">
            <text:p>488.6</text:p>
          </table:table-cell>
          <table:table-cell table:formula="of:=[.C17]/[.D17]" office:value-type="float" office:value="1.86839950880066" calcext:value-type="float">
            <text:p>1.87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846.7" calcext:value-type="float">
            <text:p>846.7</text:p>
          </table:table-cell>
          <table:table-cell office:value-type="float" office:value="493.6" calcext:value-type="float">
            <text:p>493.6</text:p>
          </table:table-cell>
          <table:table-cell table:formula="of:=[.C18]/[.D18]" office:value-type="float" office:value="1.71535656401945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916.1" calcext:value-type="float">
            <text:p>916.1</text:p>
          </table:table-cell>
          <table:table-cell office:value-type="float" office:value="476.8" calcext:value-type="float">
            <text:p>476.8</text:p>
          </table:table-cell>
          <table:table-cell table:formula="of:=[.C19]/[.D19]" office:value-type="float" office:value="1.92135067114094" calcext:value-type="float">
            <text:p>1.92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834.4" calcext:value-type="float">
            <text:p>834.4</text:p>
          </table:table-cell>
          <table:table-cell office:value-type="float" office:value="462.4" calcext:value-type="float">
            <text:p>462.4</text:p>
          </table:table-cell>
          <table:table-cell table:formula="of:=[.C20]/[.D20]" office:value-type="float" office:value="1.8044982698961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874.3" calcext:value-type="float">
            <text:p>874.3</text:p>
          </table:table-cell>
          <table:table-cell office:value-type="float" office:value="473.2" calcext:value-type="float">
            <text:p>473.2</text:p>
          </table:table-cell>
          <table:table-cell table:formula="of:=[.C21]/[.D21]" office:value-type="float" office:value="1.84763313609467" calcext:value-type="float">
            <text:p>1.85</text:p>
          </table:table-cell>
          <table:table-cell/>
        </table:table-row>
        <table:table-row table:style-name="ro1">
          <table:table-cell office:value-type="string" calcext:value-type="string">
            <text:p>STM32F1</text:p>
          </table:table-cell>
          <table:table-cell office:value-type="float" office:value="10" calcext:value-type="float">
            <text:p>10</text:p>
          </table:table-cell>
          <table:table-cell office:value-type="float" office:value="63265.3" calcext:value-type="float">
            <text:p>63265.3</text:p>
          </table:table-cell>
          <table:table-cell office:value-type="float" office:value="21527.7" calcext:value-type="float">
            <text:p>21527.7</text:p>
          </table:table-cell>
          <table:table-cell table:formula="of:=[.C22]/[.D22]" office:value-type="float" office:value="2.9387858433553" calcext:value-type="float">
            <text:p>2.94</text:p>
          </table:table-cell>
          <table:table-cell/>
        </table:table-row>
        <table:table-row table:style-name="ro1">
          <table:table-cell office:value-type="string" calcext:value-type="string">
            <text:p>STM32F1</text:p>
          </table:table-cell>
          <table:table-cell office:value-type="float" office:value="100" calcext:value-type="float">
            <text:p>100</text:p>
          </table:table-cell>
          <table:table-cell office:value-type="float" office:value="63353.2" calcext:value-type="float">
            <text:p>63353.2</text:p>
          </table:table-cell>
          <table:table-cell office:value-type="float" office:value="21545.3" calcext:value-type="float">
            <text:p>21545.3</text:p>
          </table:table-cell>
          <table:table-cell table:formula="of:=[.C23]/[.D23]" office:value-type="float" office:value="2.94046497379939" calcext:value-type="float">
            <text:p>2.94</text:p>
          </table:table-cell>
          <table:table-cell/>
        </table:table-row>
        <table:table-row table:style-name="ro1">
          <table:table-cell office:value-type="string" calcext:value-type="string">
            <text:p>STM32F1</text:p>
          </table:table-cell>
          <table:table-cell office:value-type="float" office:value="1000" calcext:value-type="float">
            <text:p>1000</text:p>
          </table:table-cell>
          <table:table-cell office:value-type="float" office:value="64213.6" calcext:value-type="float">
            <text:p>64213.6</text:p>
          </table:table-cell>
          <table:table-cell office:value-type="float" office:value="21545" calcext:value-type="float">
            <text:p>21545.0</text:p>
          </table:table-cell>
          <table:table-cell table:formula="of:=[.C24]/[.D24]" office:value-type="float" office:value="2.98044093757252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STM32F1</text:p>
          </table:table-cell>
          <table:table-cell office:value-type="float" office:value="10000" calcext:value-type="float">
            <text:p>10000</text:p>
          </table:table-cell>
          <table:table-cell office:value-type="float" office:value="63827.4" calcext:value-type="float">
            <text:p>63827.4</text:p>
          </table:table-cell>
          <table:table-cell office:value-type="float" office:value="21544.9" calcext:value-type="float">
            <text:p>21544.9</text:p>
          </table:table-cell>
          <table:table-cell table:formula="of:=[.C25]/[.D25]" office:value-type="float" office:value="2.96252941531406" calcext:value-type="float">
            <text:p>2.9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: Used -Og for all</text:p>
          </table:table-cell>
          <table:table-cell table:number-columns-repeated="5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Sheet1_1" table:style-name="ta1">
        <table:table-column table:style-name="co2" table:default-cell-style-name="ce42"/>
        <table:table-column table:style-name="co3" table:default-cell-style-name="ce44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Pivot_20_Table_20_Field" office:value-type="string" calcext:value-type="string">
            <text:p>Sin runtime</text:p>
          </table:table-cell>
          <table:table-cell office:value-type="string" calcext:value-type="string">
            <text:p>- all 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Pivot_20_Table_20_Field" office:value-type="string" calcext:value-type="string">
            <text:p>LUT runtime</text:p>
          </table:table-cell>
          <table:table-cell office:value-type="string" calcext:value-type="string">
            <text:p>- all 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8"/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Target</text:p>
          </table:table-cell>
          <table:table-cell table:style-name="ce56" table:number-columns-repeated="3"/>
          <table:table-cell table:style-name="ce64"/>
        </table:table-row>
        <table:table-row table:style-name="ro1">
          <table:table-cell table:style-name="ce39"/>
          <table:table-cell table:style-name="ce46" office:value-type="string" calcext:value-type="string">
            <text:p>Average - Sin runtime</text:p>
          </table:table-cell>
          <table:table-cell table:style-name="ce51"/>
          <table:table-cell table:style-name="ce46" office:value-type="string" calcext:value-type="string">
            <text:p>Average - LUT runtime</text:p>
          </table:table-cell>
          <table:table-cell table:style-name="ce51"/>
          <table:table-cell table:style-name="ce58" office:value-type="string" calcext:value-type="string">
            <text:p>Total Average - Sin runtime</text:p>
          </table:table-cell>
          <table:table-cell table:style-name="ce65" office:value-type="string" calcext:value-type="string">
            <text:p>Total Average - LUT runtime</text:p>
          </table:table-cell>
        </table:table-row>
        <table:table-row table:style-name="ro1">
          <table:table-cell table:style-name="ce40" office:value-type="string" calcext:value-type="string">
            <text:p>Iterations</text:p>
          </table:table-cell>
          <table:table-cell table:style-name="ce46" office:value-type="string" calcext:value-type="string">
            <text:p>STM32F1</text:p>
          </table:table-cell>
          <table:table-cell table:style-name="ce51" office:value-type="string" calcext:value-type="string">
            <text:p>x86</text:p>
          </table:table-cell>
          <table:table-cell table:style-name="ce46" office:value-type="string" calcext:value-type="string">
            <text:p>STM32F1</text:p>
          </table:table-cell>
          <table:table-cell table:style-name="ce51" office:value-type="string" calcext:value-type="string">
            <text:p>x86</text:p>
          </table:table-cell>
          <table:table-cell table:style-name="ce59"/>
          <table:table-cell table:style-name="ce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7" office:value-type="float" office:value="214902826.5" calcext:value-type="float">
            <text:p>214902826.50</text:p>
          </table:table-cell>
          <table:table-cell table:style-name="ce52" office:value-type="float" office:value="6352.08" calcext:value-type="float">
            <text:p>6352.08</text:p>
          </table:table-cell>
          <table:table-cell office:value-type="float" office:value="71825" calcext:value-type="float">
            <text:p>71825.00</text:p>
          </table:table-cell>
          <table:table-cell office:value-type="float" office:value="1548.28" calcext:value-type="float">
            <text:p>1548.28</text:p>
          </table:table-cell>
          <table:table-cell table:style-name="ce60" office:value-type="float" office:value="61405344.7714286" calcext:value-type="float">
            <text:p>61405344.7714286</text:p>
          </table:table-cell>
          <table:table-cell table:style-name="ce67" office:value-type="float" office:value="21627.3428571429" calcext:value-type="float">
            <text:p>21627.34285714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8" office:value-type="float" office:value="21671602.875" calcext:value-type="float">
            <text:p>21671602.88</text:p>
          </table:table-cell>
          <table:table-cell table:style-name="ce53" office:value-type="float" office:value="1460.64" calcext:value-type="float">
            <text:p>1460.64</text:p>
          </table:table-cell>
          <table:table-cell office:value-type="float" office:value="21541801" calcext:value-type="float">
            <text:p>21541801.00</text:p>
          </table:table-cell>
          <table:table-cell office:value-type="float" office:value="1067.78" calcext:value-type="float">
            <text:p>1067.78</text:p>
          </table:table-cell>
          <table:table-cell table:style-name="ce61" office:value-type="float" office:value="6192929.85" calcext:value-type="float">
            <text:p>6192929.85</text:p>
          </table:table-cell>
          <table:table-cell table:style-name="ce68" office:value-type="float" office:value="6155562.98571429" calcext:value-type="float">
            <text:p>6155562.985714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8" office:value-type="float" office:value="15230822.75" calcext:value-type="float">
            <text:p>15230822.75</text:p>
          </table:table-cell>
          <table:table-cell table:style-name="ce53" office:value-type="float" office:value="1200" calcext:value-type="float">
            <text:p>1200.00</text:p>
          </table:table-cell>
          <table:table-cell office:value-type="float" office:value="8662905" calcext:value-type="float">
            <text:p>8662905.00</text:p>
          </table:table-cell>
          <table:table-cell office:value-type="float" office:value="1003.62" calcext:value-type="float">
            <text:p>1003.62</text:p>
          </table:table-cell>
          <table:table-cell table:style-name="ce61" office:value-type="float" office:value="6769921.22222222" calcext:value-type="float">
            <text:p>6769921.22222222</text:p>
          </table:table-cell>
          <table:table-cell table:style-name="ce68" office:value-type="float" office:value="3850737.56666667" calcext:value-type="float">
            <text:p>3850737.566666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9" office:value-type="float" office:value="14994335.3333333" calcext:value-type="float">
            <text:p>14994335.33</text:p>
          </table:table-cell>
          <table:table-cell table:style-name="ce54" office:value-type="float" office:value="721.42" calcext:value-type="float">
            <text:p>721.42</text:p>
          </table:table-cell>
          <table:table-cell office:value-type="float" office:value="12242881.3333333" calcext:value-type="float">
            <text:p>12242881.33</text:p>
          </table:table-cell>
          <table:table-cell office:value-type="float" office:value="507.52" calcext:value-type="float">
            <text:p>507.52</text:p>
          </table:table-cell>
          <table:table-cell table:style-name="ce62" office:value-type="float" office:value="5623326.6375" calcext:value-type="float">
            <text:p>5623326.6375</text:p>
          </table:table-cell>
          <table:table-cell table:style-name="ce69" office:value-type="float" office:value="4591397.7" calcext:value-type="float">
            <text:p>4591397.7</text:p>
          </table:table-cell>
        </table:table-row>
        <table:table-row table:style-name="ro1">
          <table:table-cell table:style-name="ce43" office:value-type="string" calcext:value-type="string">
            <text:p>Total Result</text:p>
          </table:table-cell>
          <table:table-cell table:style-name="ce50" office:value-type="float" office:value="52641377.7954546" calcext:value-type="float">
            <text:p>52641377.7954546</text:p>
          </table:table-cell>
          <table:table-cell table:style-name="ce55" office:value-type="float" office:value="2433.535" calcext:value-type="float">
            <text:p>2433.535</text:p>
          </table:table-cell>
          <table:table-cell table:style-name="ce50" office:value-type="float" office:value="10418865.0909091" calcext:value-type="float">
            <text:p>10418865.0909091</text:p>
          </table:table-cell>
          <table:table-cell table:style-name="ce55" office:value-type="float" office:value="1031.8" calcext:value-type="float">
            <text:p>1031.8</text:p>
          </table:table-cell>
          <table:table-cell table:style-name="ce63" office:value-type="float" office:value="18680768.5951613" calcext:value-type="float">
            <text:p>18680768.5951613</text:p>
          </table:table-cell>
          <table:table-cell table:style-name="ce70" office:value-type="float" office:value="3697682.32258065" calcext:value-type="float">
            <text:p>3697682.32258065</text:p>
          </table:table-cell>
        </table:table-row>
      </table:table>
      <table:named-expressions/>
      <table:database-ranges>
        <table:database-range table:name="__Anonymous_Sheet_DB__0" table:target-range-address="Sheet1.A1:Sheet1.E26" table:orientation="column"/>
      </table:database-ranges>
      <table:data-pilot-tables>
        <table:data-pilot-table table:name="DataPilot1" table:application-data="" table:target-range-address="'Pivot Table_Sheet1_1'.A1:'Pivot Table_Sheet1_1'.G11" table:buttons="'Pivot Table_Sheet1_1'.A1 'Pivot Table_Sheet1_1'.A2 'Pivot Table_Sheet1_1'.A6 'Pivot Table_Sheet1_1'.B4 'Pivot Table_Sheet1_1'.C4" table:show-filter-button="false" table:drill-down-on-double-click="false">
          <table:source-cell-range table:cell-range-address="Sheet1.A1:Sheet1.F32"/>
          <table:data-pilot-field table:source-field-name="Sin runtime" table:orientation="page" table:used-hierarchy="0" table:function="auto" loext:ignore-selected-page="true" table:selected-page="578.4">
            <table:data-pilot-level table:show-empty="false" calcext:repeat-item-labels="false">
              <table:data-pilot-members>
                <table:data-pilot-member table:name="578.4" table:display="true" table:show-details="true"/>
                <table:data-pilot-member table:name="625.7" table:display="true" table:show-details="true"/>
                <table:data-pilot-member table:name="781.5" table:display="true" table:show-details="true"/>
                <table:data-pilot-member table:name="788.5" table:display="true" table:show-details="true"/>
                <table:data-pilot-member table:name="833" table:display="true" table:show-details="true"/>
                <table:data-pilot-member table:name="878.9" table:display="true" table:show-details="true"/>
                <table:data-pilot-member table:name="981.3" table:display="true" table:show-details="true"/>
                <table:data-pilot-member table:name="1065" table:display="true" table:show-details="true"/>
                <table:data-pilot-member table:name="1138.5" table:display="true" table:show-details="true"/>
                <table:data-pilot-member table:name="1174.6" table:display="true" table:show-details="true"/>
                <table:data-pilot-member table:name="1287.6" table:display="true" table:show-details="true"/>
                <table:data-pilot-member table:name="1395" table:display="true" table:show-details="true"/>
                <table:data-pilot-member table:name="1677.6" table:display="true" table:show-details="true"/>
                <table:data-pilot-member table:name="1744.4" table:display="true" table:show-details="true"/>
                <table:data-pilot-member table:name="1960.3" table:display="true" table:show-details="true"/>
                <table:data-pilot-member table:name="5107.5" table:display="true" table:show-details="true"/>
                <table:data-pilot-member table:name="5354.5" table:display="true" table:show-details="true"/>
                <table:data-pilot-member table:name="6582.5" table:display="true" table:show-details="true"/>
                <table:data-pilot-member table:name="7089.3" table:display="true" table:show-details="true"/>
                <table:data-pilot-member table:name="7626.6" table:display="true" table:show-details="true"/>
                <table:data-pilot-member table:name="354133.75" table:display="true" table:show-details="true"/>
                <table:data-pilot-member table:name="359925" table:display="true" table:show-details="true"/>
                <table:data-pilot-member table:name="11945659" table:display="true" table:show-details="true"/>
                <table:data-pilot-member table:name="12374589" table:display="true" table:show-details="true"/>
                <table:data-pilot-member table:name="13232094" table:display="true" table:show-details="true"/>
                <table:data-pilot-member table:name="13236801" table:display="true" table:show-details="true"/>
                <table:data-pilot-member table:name="17227198" table:display="true" table:show-details="true"/>
                <table:data-pilot-member table:name="20662758" table:display="true" table:show-details="true"/>
                <table:data-pilot-member table:name="42989072" table:display="true" table:show-details="true"/>
                <table:data-pilot-member table:name="4294457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UT runtime" table:orientation="page" table:used-hierarchy="0" table:function="auto" loext:ignore-selected-page="true" table:selected-page="493.2">
            <table:data-pilot-level table:show-empty="false" calcext:repeat-item-labels="false">
              <table:data-pilot-members>
                <table:data-pilot-member table:name="493.2" table:display="true" table:show-details="true"/>
                <table:data-pilot-member table:name="499.9" table:display="true" table:show-details="true"/>
                <table:data-pilot-member table:name="511.6" table:display="true" table:show-details="true"/>
                <table:data-pilot-member table:name="513.9" table:display="true" table:show-details="true"/>
                <table:data-pilot-member table:name="519" table:display="true" table:show-details="true"/>
                <table:data-pilot-member table:name="772.4" table:display="true" table:show-details="true"/>
                <table:data-pilot-member table:name="867.5" table:display="true" table:show-details="true"/>
                <table:data-pilot-member table:name="909.3" table:display="true" table:show-details="true"/>
                <table:data-pilot-member table:name="916.8" table:display="true" table:show-details="true"/>
                <table:data-pilot-member table:name="979" table:display="true" table:show-details="true"/>
                <table:data-pilot-member table:name="1007.4" table:display="true" table:show-details="true"/>
                <table:data-pilot-member table:name="1161.3" table:display="true" table:show-details="true"/>
                <table:data-pilot-member table:name="1167.7" table:display="true" table:show-details="true"/>
                <table:data-pilot-member table:name="1176.7" table:display="true" table:show-details="true"/>
                <table:data-pilot-member table:name="1333.2" table:display="true" table:show-details="true"/>
                <table:data-pilot-member table:name="1398.9" table:display="true" table:show-details="true"/>
                <table:data-pilot-member table:name="1420.4" table:display="true" table:show-details="true"/>
                <table:data-pilot-member table:name="1522.3" table:display="true" table:show-details="true"/>
                <table:data-pilot-member table:name="1558.3" table:display="true" table:show-details="true"/>
                <table:data-pilot-member table:name="1907.2" table:display="true" table:show-details="true"/>
                <table:data-pilot-member table:name="68750" table:display="true" table:show-details="true"/>
                <table:data-pilot-member table:name="69282" table:display="true" table:show-details="true"/>
                <table:data-pilot-member table:name="74900" table:display="true" table:show-details="true"/>
                <table:data-pilot-member table:name="8658132" table:display="true" table:show-details="true"/>
                <table:data-pilot-member table:name="8667672" table:display="true" table:show-details="true"/>
                <table:data-pilot-member table:name="8667684" table:display="true" table:show-details="true"/>
                <table:data-pilot-member table:name="11666032" table:display="true" table:show-details="true"/>
                <table:data-pilot-member table:name="11672163" table:display="true" table:show-details="true"/>
                <table:data-pilot-member table:name="13390449" table:display="true" table:show-details="true"/>
                <table:data-pilot-member table:name="430143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arget" table:orientation="column" table:used-hierarchy="0" table:function="auto">
            <table:data-pilot-level table:show-empty="false" calcext:repeat-item-labels="false">
              <table:data-pilot-members>
                <table:data-pilot-member table:name="STM32F1" table:display="true" table:show-details="true"/>
                <table:data-pilot-member table:name="x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n runtime" table:orientation="data" table:used-hierarchy="-1" table:function="average">
            <table:data-pilot-level calcext:repeat-item-labels="false"/>
          </table:data-pilot-field>
          <table:data-pilot-field table:source-field-name="LUT runtime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7:25:38.730168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3:02:25.336090008</meta:creation-date>
    <dc:date>2020-07-25T07:33:20.146043538</dc:date>
    <meta:editing-duration>PT20H35M39S</meta:editing-duration>
    <meta:editing-cycles>14</meta:editing-cycles>
    <meta:generator>LibreOffice/6.2.7.1$Linux_X86_64 LibreOffice_project/23edc44b61b830b7d749943e020e96f5a7df63bf</meta:generator>
    <meta:document-statistic meta:table-count="2" meta:cell-count="177" meta:object-count="0"/>
  </office:meta>
</office:document-meta>
</file>